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style:font-name="Arial" fo:font-size="16pt" fo:language="de" fo:country="DE" officeooo:rsid="000ad45d" officeooo:paragraph-rsid="000ad45d" style:font-size-asian="16pt" style:font-size-complex="16pt"/>
    </style:style>
    <style:style style:name="P2" style:family="paragraph" style:parent-style-name="Standard">
      <style:paragraph-properties fo:text-align="start" style:justify-single-word="false"/>
      <style:text-properties style:font-name="Arial" fo:language="de" fo:country="DE" officeooo:rsid="000ad45d" officeooo:paragraph-rsid="000ad45d"/>
    </style:style>
    <style:style style:name="P3" style:family="paragraph" style:parent-style-name="Standard">
      <style:paragraph-properties fo:text-align="start" style:justify-single-word="false"/>
      <style:text-properties style:font-name="Arial" fo:language="de" fo:country="DE" officeooo:rsid="000cd173" officeooo:paragraph-rsid="000cd173"/>
    </style:style>
    <style:style style:name="P4" style:family="paragraph" style:parent-style-name="Standard">
      <style:paragraph-properties fo:text-align="start" style:justify-single-word="false"/>
      <style:text-properties style:font-name="Arial" fo:language="de" fo:country="DE" officeooo:rsid="001021e9" officeooo:paragraph-rsid="001021e9"/>
    </style:style>
    <style:style style:name="T1" style:family="text">
      <style:text-properties officeooo:rsid="000f3c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erbung – super</text:p>
      <text:p text:style-name="P2">Zum Ausfürhen der ursprünglichen Methode in der abgeleiteteten Klasse wird in der übers<text:span text:style-name="T1">ch</text:span>reibenden Methode das Schlüsselwort “super” verwendet. </text:p>
      <text:p text:style-name="P2"/>
      <text:p text:style-name="P3">class BaseClass {</text:p>
      <text:p text:style-name="P3"><text:tab/>public BaseClass() {</text:p>
      <text:p text:style-name="P3"><text:tab/><text:tab/>System.out.println(„Code in BaseClass#BaseClass“);</text:p>
      <text:p text:style-name="P3"><text:tab/>}</text:p>
      <text:p text:style-name="P3"><text:tab/>public void method() {</text:p>
      <text:p text:style-name="P3"><text:tab/><text:tab/>System.out.println(„Code in BaseClass#method“);</text:p>
      <text:p text:style-name="P3"><text:tab/>}</text:p>
      <text:p text:style-name="P3"><text:tab/>public String otherMethod() {</text:p>
      <text:p text:style-name="P3"><text:tab/>}</text:p>
      <text:p text:style-name="P3">}</text:p>
      <text:p text:style-name="P3"/>
      <text:p text:style-name="P3">class SubClass extends BaseClass {</text:p>
      <text:p text:style-name="P3"><text:tab/>public SubClass() {</text:p>
      <text:p text:style-name="P3"><text:tab/><text:tab/>super(); </text:p>
      <text:p text:style-name="P3"><text:tab/><text:tab/>// zusätzliches Verhalten</text:p>
      <text:p text:style-name="P3"><text:tab/><text:tab/>System.out.println(„Code in SubClass#SubClass“);</text:p>
      <text:p text:style-name="P3"><text:tab/>}</text:p>
      <text:p text:style-name="P3"><text:tab/>@Override</text:p>
      <text:p text:style-name="P3"><text:tab/>public void method(){</text:p>
      <text:p text:style-name="P3"><text:tab/><text:tab/>super.method();</text:p>
      <text:p text:style-name="P3"><text:tab/><text:tab/>// zusätzliches Verhalten: </text:p>
      <text:p text:style-name="P3"><text:tab/><text:tab/>System.out.println(„Code in SubClass#method“);</text:p>
      <text:p text:style-name="P3"><text:tab/>}</text:p>
      <text:p text:style-name="P3"><text:tab/>public String additionalMethod() {</text:p>
      <text:p text:style-name="P3"><text:tab/><text:tab/>// zusätzliches Verhalten</text:p>
      <text:p text:style-name="P3"><text:tab/>}</text:p>
      <text:p text:style-name="P3">}</text:p>
      <text:p text:style-name="P3"/>
      <text:p text:style-name="P3">SubClass sb = new SubClass();</text:p>
      <text:p text:style-name="P3">sb.method();</text:p>
      <text:p text:style-name="P3"/>
      <text:p text:style-name="P4">(da sollte so gezeichne sein)</text:p>
      <text:p text:style-name="P3"/>
      <text:p text:style-name="P4">Problem: Was soll eine draw-Methode bei einer nicht konkreten geometrischen Figur (Base Figure zeichnen?</text:p>
      <text:p text:style-name="P4">Man könnte eine leere Methode einfügen, dies führt zu der Problematik, dass die Klasse instanzierbar ist, obwohl es nicht sinnvoll ist, da die geometrische Form nicht festgelegt ist. </text:p>
      <text:p text:style-name="P4">Genau fpr solche Fälle eignen sich abstrakte Basisklassen. Diese erlauben es, Methoden vorzugeben, die von Subklassen zu implementieren sind. Dazu nutzt man Methoden ohne Implementierung. Diese besitzten deswegen auch keinen Block mit Programmzeilen, allerdings eine spezielle Kennzeichnung durch das Schlüsselwort abstract. Man spricht auch von abstrakten Methode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6T10:19:24.875842211</meta:creation-date>
    <dc:date>2025-10-10T10:23:37.891281913</dc:date>
    <meta:editing-duration>PT3H2M55S</meta:editing-duration>
    <meta:editing-cycles>6</meta:editing-cycles>
    <meta:generator>LibreOffice/25.2.3.2$Linux_X86_64 LibreOffice_project/520$Build-2</meta:generator>
    <meta:document-statistic meta:table-count="0" meta:image-count="0" meta:object-count="0" meta:page-count="1" meta:paragraph-count="34" meta:word-count="181" meta:character-count="1421" meta:non-whitespace-character-count="1237"/>
  </office:meta>
</office:document-meta>
</file>